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3465a4" draw:fill-color="#3465a4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4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3.161cm" svg:x="5.876cm" svg:y="5.0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92cm" svg:height="8.33cm" svg:x="5.153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61cm" svg:height="3.9cm" svg:x="9.015cm" svg:y="4.3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029cm" svg:height="1.131cm" svg:x="10.415cm" svg:y="7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98cm" svg:height="9.899cm" svg:x="13.016cm" svg:y="9.7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7cm" svg:height="7.53cm" svg:x="15.116cm" svg:y="12.1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5.161cm" svg:x="17.216cm" svg:y="14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6.361cm" svg:x="19.216cm" svg:y="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97cm" svg:height="3.161cm" svg:x="20.716cm" svg:y="16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66cm" svg:height="1.931cm" svg:x="21.316cm" svg:y="17.75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6cm" svg:y1="19.721cm" svg:x2="26.613cm" svg:y2="19.721cm">
          <text:p/>
        </draw:line>
        <draw:custom-shape draw:style-name="gr3" draw:text-style-name="P1" draw:layer="layout" svg:width="1.001cm" svg:height="6.43cm" svg:x="28.753cm" svg:y="7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23cm" svg:height="6.43cm" svg:x="4.153cm" svg:y="1.81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5cm" svg:y1="8.283cm" svg:x2="26.612cm" svg:y2="8.283cm">
          <text:p/>
        </draw:line>
        <draw:custom-shape draw:style-name="gr3" draw:text-style-name="P1" draw:layer="layout" svg:width="2.657cm" svg:height="8.33cm" svg:x="29.754cm" svg:y="5.57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819cm" svg:y1="8.264cm" svg:x2="27.285cm" svg:y2="8.264cm">
          <text:p/>
        </draw:line>
        <draw:line draw:style-name="gr5" draw:text-style-name="P1" draw:layer="layout" svg:x1="1.819cm" svg:y1="19.764cm" svg:x2="27.285cm" svg:y2="19.764cm">
          <text:p/>
        </draw:line>
        <draw:line draw:style-name="gr4" draw:text-style-name="P1" draw:layer="layout" svg:x1="27.215cm" svg:y1="13.909cm" svg:x2="51.212cm" svg:y2="13.9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55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4-28T13:41:00.815193533</dc:date>
    <dc:creator>elucterio </dc:creator>
    <meta:editing-duration>P2DT11H24M44S</meta:editing-duration>
    <meta:editing-cycles>27</meta:editing-cycles>
    <meta:generator>LibreOffice/4.2.8.2$Linux_X86_64 LibreOffice_project/420m0$Build-2</meta:generator>
    <meta:document-statistic meta:object-count="18"/>
  </office:meta>
</office:document-meta>
</file>